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float" office:value="815.461143276523" calcext:value-type="float">
            <text:p>815.4611432765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175.802538588657" calcext:value-type="float">
            <text:p>175.8025385886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481.000481000481" calcext:value-type="float">
            <text:p>481.0004810004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577.78479015462" calcext:value-type="float">
            <text:p>1577.784790154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723.798494499131" calcext:value-type="float">
            <text:p>723.7984944991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358.204678153097" calcext:value-type="float">
            <text:p>358.2046781530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1000.90081072966" calcext:value-type="float">
            <text:p>1000.900810729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516.20896138757" calcext:value-type="float">
            <text:p>516.208961387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503.626107977438" calcext:value-type="float">
            <text:p>503.6261079774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152.392563242914" calcext:value-type="float">
            <text:p>152.3925632429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713.979722975868" calcext:value-type="float">
            <text:p>713.97972297586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746.714456391876" calcext:value-type="float">
            <text:p>746.7144563918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879.043600562588" calcext:value-type="float">
            <text:p>879.04360056258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991.47332936744" calcext:value-type="float">
            <text:p>991.473329367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621.040864488883" calcext:value-type="float">
            <text:p>621.0408644888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73.181164816515" calcext:value-type="float">
            <text:p>173.1811648165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49.463653145737" calcext:value-type="float">
            <text:p>249.4636531457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917.51536838242" calcext:value-type="float">
            <text:p>917.515368382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96.6482390690842" calcext:value-type="float">
            <text:p>96.648239069084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1003.10963988364" calcext:value-type="float">
            <text:p>1003.1096398836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402.463074012959" calcext:value-type="float">
            <text:p>402.46307401295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890.471950133571" calcext:value-type="float">
            <text:p>890.47195013357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65.92553262096" calcext:value-type="float">
            <text:p>165.9255326209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743.439149505613" calcext:value-type="float">
            <text:p>743.43914950561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106.758906361763" calcext:value-type="float">
            <text:p>106.75890636176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337.97163500134" calcext:value-type="float">
            <text:p>1337.971635001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584.180394905947" calcext:value-type="float">
            <text:p>584.18039490594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119.31945377211" calcext:value-type="float">
            <text:p>1119.319453772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58.175289856219" calcext:value-type="float">
            <text:p>158.1752898562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242.136613477324" calcext:value-type="float">
            <text:p>242.1366134773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289.82329420869" calcext:value-type="float">
            <text:p>1289.8232942086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56.049161438996" calcext:value-type="float">
            <text:p>256.04916143899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900.982070456798" calcext:value-type="float">
            <text:p>900.98207045679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240.679679414667" calcext:value-type="float">
            <text:p>240.67967941466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384.349296640787" calcext:value-type="float">
            <text:p>384.3492966407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58:06.538978041</meta:creation-date>
    <dc:date>2018-02-02T18:09:04.810053475</dc:date>
    <meta:editing-duration>PT10M58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